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Annexe" style:family="table">
      <style:table-properties style:width="17.3cm" table:align="margins"/>
    </style:style>
    <style:style style:name="tableauAnnexe.A" style:family="table-column">
      <style:table-column-properties style:column-width="2.452cm" style:rel-column-width="9291*"/>
    </style:style>
    <style:style style:name="tableauAnnexe.B" style:family="table-column">
      <style:table-column-properties style:column-width="14.848cm" style:rel-column-width="56244*"/>
    </style:style>
    <style:style style:name="tableauAnnexe.A1" style:family="table-cell">
      <style:table-cell-properties fo:background-color="transparent" fo:padding="0.097cm" fo:border="none">
        <style:background-image/>
      </style:table-cell-properties>
    </style:style>
    <style:style style:name="tableauAnnexe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style="italic" style:text-underline-style="none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 fo:background-color="transparent" style:shadow="none">
        <style:background-image/>
      </style:paragraph-properties>
    </style:style>
    <style:style style:name="P11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5"/>
      <text:p text:style-name="P5"/>
      <text:p text:style-name="P5"/>
      <text:p text:style-name="P6">%=titre_document=%</text:p>
      <text:p text:style-name="P6"/>
      <text:p text:style-name="P6"/>
      <text:p text:style-name="P2">%=titre_tiers=%</text:p>
      <text:p text:style-name="P2"/>
      <text:p text:style-name="P2">%=paragraphe1=%</text:p>
      <text:p text:style-name="P2"/>
      <text:p text:style-name="P4"><text:span text:style-name="T1">%=paragraphe2_partie1=% </text:span><text:span text:style-name="T2">%=montant_rente_veuve=%</text:span><text:span text:style-name="T1"> %=paragraphe2_partie2=%</text:span></text:p>
      <text:p text:style-name="P2"/>
      <text:p text:style-name="P2">%=paragraphe3=%</text:p>
      <text:p text:style-name="P2"/>
      <text:p text:style-name="P2">%=paragraphe4=%</text:p>
      <text:p text:style-name="P2"/>
      <text:p text:style-name="P2">%=paragraphe5=%</text:p>
      <text:p text:style-name="P2"/>
      <text:p text:style-name="P2">%=remLineWhenBlank(salutations_speciales,1)=%</text:p>
      <text:p text:style-name="P8"/>
      <text:p text:style-name="P8"/>
      <text:p text:style-name="P7">%#include <text:s/>signatures/CCB/standardAvecImageCCB#%</text:p>
      <text:p text:style-name="P3">%=pushToEnd()=%</text:p>
      <text:p text:style-name="P9"/>
      <table:table table:name="tableauAnnexe" table:style-name="tableauAnnexe">
        <table:table-column table:style-name="tableauAnnexe.A"/>
        <table:table-column table:style-name="tableauAnnexe.B"/>
        <table:table-row>
          <table:table-cell table:style-name="tableauAnnexe.A1" office:value-type="string">
            <text:p text:style-name="P10"><text:span text:style-name="T3">%=titre_annexe=%</text:span><text:span text:style-name="T4">%=espace_deux_points=%</text:span></text:p>
          </table:table-cell>
          <table:table-cell table:style-name="tableauAnnexe.B1" office:value-type="string">
            <text:p text:style-name="P10">%=annexes=%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1.001cm" fo:page-height="29.7cm" style:num-format="1" style:print-orientation="portrait" fo:margin-top="0.3cm" fo:margin-bottom="0.499cm" fo:margin-left="1.7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8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/>
    <style:master-page style:name="HTML" style:page-layout-name="pm2">
      <style:footer>
        <text:p text:style-name="Footer"/>
      </style:footer>
    </style:master-page>
    <style:master-page style:name="Endnote" style:page-layout-name="pm3">
      <style:footer>
        <text:p text:style-name="Footer"/>
      </style:footer>
    </style:master-page>
    <style:master-page style:name="First_20_Page" style:display-name="First Page" style:page-layout-name="pm4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31:35</meta:creation-date>
    <dc:creator>Pascal Barth</dc:creator>
    <dc:date>2012-02-16T10:20:30</dc:date>
    <meta:editing-cycles>306</meta:editing-cycles>
    <meta:editing-duration>PT19H47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32" meta:character-count="348"/>
  </office:meta>
</office:document-meta>
</file>